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ofilDeRisque" style:family="table">
      <style:table-properties style:width="16.999cm" table:align="margins"/>
    </style:style>
    <style:style style:name="ProfilDeRisque.A" style:family="table-column">
      <style:table-column-properties style:column-width="5.927cm" style:rel-column-width="3360*"/>
    </style:style>
    <style:style style:name="ProfilDeRisque.B" style:family="table-column">
      <style:table-column-properties style:column-width="1.64cm" style:rel-column-width="930*"/>
    </style:style>
    <style:style style:name="ProfilDeRisque.C" style:family="table-column">
      <style:table-column-properties style:column-width="1.667cm" style:rel-column-width="945*"/>
    </style:style>
    <style:style style:name="ProfilDeRisque.D" style:family="table-column">
      <style:table-column-properties style:column-width="1.746cm" style:rel-column-width="990*"/>
    </style:style>
    <style:style style:name="ProfilDeRisque.E" style:family="table-column">
      <style:table-column-properties style:column-width="1.931cm" style:rel-column-width="1095*"/>
    </style:style>
    <style:style style:name="ProfilDeRisque.F" style:family="table-column">
      <style:table-column-properties style:column-width="2.143cm" style:rel-column-width="1215*"/>
    </style:style>
    <style:style style:name="ProfilDeRisque.G" style:family="table-column">
      <style:table-column-properties style:column-width="1.944cm" style:rel-column-width="1102*"/>
    </style:style>
    <style:style style:name="ProfilDeRisque.A1" style:family="table-cell">
      <style:table-cell-properties fo:padding="0cm" fo:border="none"/>
    </style:style>
    <style:style style:name="ProfilDeRisque.B1" style:family="table-cell" style:data-style-name="N0">
      <style:table-cell-properties fo:padding="0cm" fo:border="none"/>
    </style:style>
    <style:style style:name="P1" style:family="paragraph" style:parent-style-name="Standard" style:list-style-name="L1"/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fil de risque de TD2 (slide 35-38)</text:p>
      <text:p text:style-name="Text_20_body"/>
      <table:table table:name="ProfilDeRisque" table:style-name="ProfilDeRisque">
        <table:table-column table:style-name="ProfilDeRisque.A"/>
        <table:table-column table:style-name="ProfilDeRisque.B"/>
        <table:table-column table:style-name="ProfilDeRisque.C"/>
        <table:table-column table:style-name="ProfilDeRisque.D"/>
        <table:table-column table:style-name="ProfilDeRisque.E"/>
        <table:table-column table:style-name="ProfilDeRisque.F"/>
        <table:table-column table:style-name="ProfilDeRisque.G"/>
        <table:table-row>
          <table:table-cell table:style-name="ProfilDeRisque.A1" office:value-type="string">
            <text:p text:style-name="P3">Risque</text:p>
          </table:table-cell>
          <table:table-cell table:style-name="ProfilDeRisque.B1" office:value-type="float" office:value="0">
            <text:p text:style-name="P3">0</text:p>
          </table:table-cell>
          <table:table-cell table:style-name="ProfilDeRisque.B1" office:value-type="float" office:value="1">
            <text:p text:style-name="P3">1</text:p>
          </table:table-cell>
          <table:table-cell table:style-name="ProfilDeRisque.B1" office:value-type="float" office:value="2">
            <text:p text:style-name="P3">2</text:p>
          </table:table-cell>
          <table:table-cell table:style-name="ProfilDeRisque.B1" office:value-type="float" office:value="3">
            <text:p text:style-name="P3">3</text:p>
          </table:table-cell>
          <table:table-cell table:style-name="ProfilDeRisque.B1" office:value-type="float" office:value="4">
            <text:p text:style-name="P3">4</text:p>
          </table:table-cell>
          <table:table-cell table:style-name="ProfilDeRisque.B1" office:value-type="float" office:value="5">
            <text:p text:style-name="P3">5</text:p>
          </table:table-cell>
        </table:table-row>
        <table:table-row>
          <table:table-cell table:style-name="ProfilDeRisque.A1" office:value-type="string">
            <text:p text:style-name="P4">Taille</text:p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>X</text:p>
          </table:table-cell>
        </table:table-row>
        <table:table-row>
          <table:table-cell table:style-name="ProfilDeRisque.A1" office:value-type="string">
            <text:p text:style-name="P4">Technique</text:p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>X</text:p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</table:table-row>
        <table:table-row>
          <table:table-cell table:style-name="ProfilDeRisque.A1" office:value-type="string">
            <text:p text:style-name="P4">Intégration</text:p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>X</text:p>
          </table:table-cell>
          <table:table-cell table:style-name="ProfilDeRisque.A1" office:value-type="string">
            <text:p text:style-name="P2"/>
          </table:table-cell>
        </table:table-row>
        <table:table-row>
          <table:table-cell table:style-name="ProfilDeRisque.A1" office:value-type="string">
            <text:p text:style-name="P4">Organisation</text:p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>X</text:p>
          </table:table-cell>
        </table:table-row>
        <table:table-row>
          <table:table-cell table:style-name="ProfilDeRisque.A1" office:value-type="string">
            <text:p text:style-name="P4">Changement</text:p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>X</text:p>
          </table:table-cell>
        </table:table-row>
        <table:table-row>
          <table:table-cell table:style-name="ProfilDeRisque.A1" office:value-type="string">
            <text:p text:style-name="P4">Equipe</text:p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/>
          </table:table-cell>
          <table:table-cell table:style-name="ProfilDeRisque.A1" office:value-type="string">
            <text:p text:style-name="P2">X</text:p>
          </table:table-cell>
          <table:table-cell table:style-name="ProfilDeRisque.A1" office:value-type="string">
            <text:p text:style-name="P2"/>
          </table:table-cell>
        </table:table-row>
      </table:table>
      <text:p text:style-name="Standard"/>
      <text:p text:style-name="Standard">Informations :</text:p>
      <text:p text:style-name="Standard"/>
      <text:list xml:id="list6886929517596822227" text:style-name="L1">
        <text:list-item>
          <text:p text:style-name="P1">Objectif annoncé "informatiser pour réduire le personnel"</text:p>
        </text:list-item>
        <text:list-item>
          <text:p text:style-name="P1">Autres départements ont peur du departement informatique</text:p>
        </text:list-item>
        <text:list-item>
          <text:p text:style-name="P1">Projet 5 ans</text:p>
        </text:list-item>
        <text:list-item>
          <text:p text:style-name="P1">Court circuit hierarichiqu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25S</meta:editing-duration>
    <meta:editing-cycles>3</meta:editing-cycles>
    <meta:generator>OpenOffice/4.1.8$Win32 OpenOffice.org_project/418m3$Build-9803</meta:generator>
    <dc:date>2021-02-11T15:10:46.15</dc:date>
    <meta:document-statistic meta:table-count="1" meta:image-count="0" meta:object-count="0" meta:page-count="1" meta:paragraph-count="25" meta:word-count="52" meta:character-count="279"/>
    <dc:creator>Alexandre Canton Condes</dc:creator>
    <meta:user-defined meta:name="Info 1"/>
    <meta:user-defined meta:name="Info 2"/>
    <meta:user-defined meta:name="Info 3"/>
    <meta:user-defined meta:name="Info 4"/>
  </office:meta>
</office:document-meta>
</file>